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pr1" style:family="presentation" style:parent-style-name="По_20_подразбиране-notes">
      <style:graphic-properties draw:stroke="none" svg:stroke-width="0cm" draw:fill="none" draw:fill-color="#ffffff" draw:textarea-vertical-align="top" draw:auto-grow-height="false" fo:min-height="12.412cm" fo:padding-top="0.125cm" fo:padding-bottom="0.125cm" fo:padding-left="0.25cm" fo:padding-right="0.25cm" fo:wrap-option="wrap"/>
    </style:style>
    <style:style style:name="pr2" style:family="presentation" style:parent-style-name="По_20_подразбиране-backgroundobjects">
      <style:graphic-properties draw:stroke="none" svg:stroke-width="0cm" draw:fill="none" draw:fill-color="#ffffff" draw:textarea-vertical-align="top" draw:auto-grow-height="false" fo:min-height="12.412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T1" style:family="text">
      <style:text-properties fo:color="#000000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size-complex="25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style:style style:name="T6" style:family="text">
      <style:text-properties fo:color="#000000" style:text-line-through-style="none" fo:font-family="+mn-lt" fo:font-size="21pt" fo:letter-spacing="normal" fo:font-style="normal" style:text-underline-style="none" fo:font-weight="normal" style:font-family-asian="+mn-ea" style:font-size-asian="21pt" style:font-style-asian="normal" style:font-weight-asian="normal" style:font-family-complex="+mn-cs" style:font-size-complex="21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custom-shape draw:name="Textfeld 4" draw:style-name="gr1" draw:text-style-name="P2" draw:layer="layout" svg:width="18.401cm" svg:height="1.605cm" svg:x="5.851cm" svg:y="6.301cm">
          <text:p text:style-name="P1"><text:span text:style-name="T1"><text:s text:c="2"/></text:span><text:span text:style-name="T1">Mr. Ivan Kunchev</text:span></text:p>
          <draw:enhanced-geometry svg:viewBox="0 0 21600 21600" draw:type="rectangle" draw:enhanced-path="M 0 0 L 21600 0 21600 21600 0 21600 0 0 Z N"/>
        </draw:custom-shape>
        <draw:custom-shape draw:name="Rechteck 5" draw:style-name="gr1" draw:text-style-name="P2" draw:layer="layout" svg:width="23.03cm" svg:height="7.238cm" svg:x="3.851cm" svg:y="9.902cm">
          <text:p text:style-name="P1"><text:span text:style-name="T2"><text:s/></text:span><text:span text:style-name="T3">A theoretical and practical training about the </text:span></text:p>
          <text:p text:style-name="P1"><text:span text:style-name="T3"><text:s text:c="2"/></text:span><text:span text:style-name="T3">Safe and correct application, handling and use of Phosphine Fumigants (Phostoxin, Magtoxin, Gastoxin, <text:s/>Degesch Plates, DETIA GAS EX B) including the <text:s/>J-System circulation system installed in grain elevators <text:s/></text:span></text:p>
          <text:p text:style-name="P1"><text:span text:style-name="T3">held in Plovdiv <text:s/>on March 5th- 7th 2019.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name="Rechteck 6" draw:style-name="gr2" draw:text-style-name="P2" draw:layer="layout" svg:width="6.454cm" svg:height="0.885cm" svg:x="5.089cm" svg:y="15.69cm">
          <text:p text:style-name="P3"><text:span text:style-name="T4">Plovdiv, <text:s text:c="2"/>07. March 2019</text:span></text:p>
          <draw:enhanced-geometry svg:viewBox="0 0 21600 21600" draw:type="rectangle" draw:enhanced-path="M 0 0 L 21600 0 21600 21600 0 21600 0 0 Z N"/>
        </draw:custom-shape>
        <draw:custom-shape draw:name="Rechteck 7" draw:style-name="gr1" draw:text-style-name="P2" draw:layer="layout" svg:width="5.6cm" svg:height="1.013cm" svg:x="5.451cm" svg:y="17.866cm">
          <text:p text:style-name="P3"><text:span text:style-name="T5">Bernd <text:s/>Haag</text:span></text:p>
          <text:p text:style-name="P3"><text:span text:style-name="T5">Sales Manager <text:s/></text:span></text:p>
          <draw:enhanced-geometry svg:viewBox="0 0 21600 21600" draw:type="rectangle" draw:enhanced-path="M 0 0 L 21600 0 21600 21600 0 21600 0 0 Z N"/>
        </draw:custom-shape>
        <draw:custom-shape draw:name="Rechteck 8" draw:style-name="gr1" draw:text-style-name="P2" draw:layer="layout" svg:width="6.4cm" svg:height="1.013cm" svg:x="19.252cm" svg:y="17.866cm">
          <text:p text:style-name="P3"><text:span text:style-name="T5">J. Böye / O. Mück</text:span></text:p>
          <text:p text:style-name="P3"><text:span text:style-name="T5">BM Seminar &amp; Consulting GmbH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3" draw:layer="layout" svg:width="14.626cm" svg:height="10.344cm" svg:x="2.13cm" svg:y="2.068cm" draw:page-number="1" presentation:class="page"/>
          <draw:frame draw:name="Notizenplatzhalter 2" presentation:style-name="pr1" draw:text-style-name="P2" draw:layer="layout" svg:width="15.108cm" svg:height="12.411cm" svg:x="1.889cm" svg:y="13.102cm" presentation:class="notes" presentation:user-transformed="true">
            <draw:text-box>
              <text:p/>
            </draw:text-box>
          </draw:frame>
          <draw:frame draw:name="Foliennummernplatzhalter 3" presentation:style-name="pr2" draw:text-style-name="P5" draw:layer="layout" svg:width="8.183cm" svg:height="1.378cm" svg:x="10.698cm" svg:y="26.199cm" presentation:class="page-number" presentation:user-transformed="true">
            <draw:text-box>
              <text:p text:style-name="P4"><text:span text:style-name="T6"><text:page-number>&lt;число&gt;</text:page-number></text:span></text:p>
            </draw:text-box>
          </draw:frame>
        </presentation:notes>
      </draw:page>
      <draw:page draw:name="page2" draw:style-name="dp1" draw:master-page-name="По_20_подразбиране" presentation:presentation-page-layout-name="AL1T0">
        <office:forms form:automatic-focus="false" form:apply-design-mode="false"/>
        <draw:custom-shape draw:name="Textfeld 4" draw:style-name="gr1" draw:text-style-name="P2" draw:layer="layout" svg:width="18.401cm" svg:height="1.605cm" svg:x="5.851cm" svg:y="6.301cm">
          <text:p text:style-name="P6"><text:span text:style-name="T1"><text:s text:c="2"/></text:span><text:span text:style-name="T1">Mr. Vladimir Getov</text:span></text:p>
          <draw:enhanced-geometry svg:viewBox="0 0 21600 21600" draw:type="rectangle" draw:enhanced-path="M 0 0 L 21600 0 21600 21600 0 21600 0 0 Z N"/>
        </draw:custom-shape>
        <draw:custom-shape draw:name="Rechteck 5" draw:style-name="gr1" draw:text-style-name="P2" draw:layer="layout" svg:width="23.03cm" svg:height="7.238cm" svg:x="3.851cm" svg:y="9.902cm">
          <text:p text:style-name="P6"><text:span text:style-name="T2"><text:s/></text:span><text:span text:style-name="T3">A theoretical and practical training about the </text:span></text:p>
          <text:p text:style-name="P6"><text:span text:style-name="T3"><text:s text:c="2"/></text:span><text:span text:style-name="T3">Safe and correct application, handling and use of Phosphine Fumigants (Phostoxin, Magtoxin, Gastoxin, <text:s/>Degesch Plates, DETIA GAS EX B) including the <text:s/>J-System circulation system installed in grain elevators <text:s/></text:span></text:p>
          <text:p text:style-name="P6"><text:span text:style-name="T3">held in Plovdiv <text:s/>on March 5th- 7th 2019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name="Rechteck 6" draw:style-name="gr2" draw:text-style-name="P2" draw:layer="layout" svg:width="6.454cm" svg:height="0.885cm" svg:x="5.089cm" svg:y="15.69cm">
          <text:p text:style-name="P7"><text:span text:style-name="T4">Plovdiv, <text:s text:c="2"/>07. March 2019</text:span></text:p>
          <draw:enhanced-geometry svg:viewBox="0 0 21600 21600" draw:type="rectangle" draw:enhanced-path="M 0 0 L 21600 0 21600 21600 0 21600 0 0 Z N"/>
        </draw:custom-shape>
        <draw:custom-shape draw:name="Rechteck 7" draw:style-name="gr1" draw:text-style-name="P2" draw:layer="layout" svg:width="5.6cm" svg:height="1.013cm" svg:x="5.451cm" svg:y="17.866cm">
          <text:p text:style-name="P7"><text:span text:style-name="T5">Bernd <text:s/>Haag</text:span></text:p>
          <text:p text:style-name="P7"><text:span text:style-name="T5">Sales Manager <text:s/></text:span></text:p>
          <draw:enhanced-geometry svg:viewBox="0 0 21600 21600" draw:type="rectangle" draw:enhanced-path="M 0 0 L 21600 0 21600 21600 0 21600 0 0 Z N"/>
        </draw:custom-shape>
        <draw:custom-shape draw:name="Rechteck 8" draw:style-name="gr1" draw:text-style-name="P2" draw:layer="layout" svg:width="6.4cm" svg:height="1.013cm" svg:x="19.252cm" svg:y="17.866cm">
          <text:p text:style-name="P7"><text:span text:style-name="T5">J. Böye / O. Mück</text:span></text:p>
          <text:p text:style-name="P7"><text:span text:style-name="T5">BM Seminar &amp; Consulting GmbH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3" draw:layer="layout" svg:width="14.626cm" svg:height="10.344cm" svg:x="2.13cm" svg:y="2.068cm" draw:page-number="2" presentation:class="page"/>
          <draw:frame draw:name="Notizenplatzhalter 2" presentation:style-name="pr1" draw:text-style-name="P2" draw:layer="layout" svg:width="15.108cm" svg:height="12.411cm" svg:x="1.889cm" svg:y="13.102cm" presentation:class="notes" presentation:user-transformed="true">
            <draw:text-box>
              <text:p/>
            </draw:text-box>
          </draw:frame>
          <draw:frame draw:name="Foliennummernplatzhalter 3" presentation:style-name="pr2" draw:text-style-name="P5" draw:layer="layout" svg:width="8.183cm" svg:height="1.378cm" svg:x="10.698cm" svg:y="26.199cm" presentation:class="page-number" presentation:user-transformed="true">
            <draw:text-box>
              <text:p text:style-name="P8"><text:span text:style-name="T7"><text:page-number>&lt;число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без_20_линия" style:display-name="Обект без запълване и без линия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solid" draw:fill-color="#ffffff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7pt" style:language-asian="de" style:country-asian="DE" style:font-style-asian="normal" style:font-weight-asian="normal" style:font-family-complex="Arial" style:font-family-generic-complex="system" style:font-pitch-complex="variable" style:font-size-complex="3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cm" fo:margin-bottom="0.1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de" style:country-asian="DE" style:font-style-asian="normal" style:font-weight-asian="normal" style:font-family-complex="Arial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8.887cm" fo:page-height="27.5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title">
      <style:graphic-properties draw:stroke="none" svg:stroke-width="0cm" draw:fill="none" draw:textarea-vertical-align="top" draw:auto-grow-height="false" fo:min-height="3.507cm" fo:padding-top="0.125cm" fo:padding-bottom="0.125cm" fo:padding-left="0.25cm" fo:padding-right="0.25cm" fo:wrap-option="wrap"/>
    </style:style>
    <style:style style:name="Mpr2" style:family="presentation" style:parent-style-name="По_20_подразбиране-backgroundobjects">
      <style:graphic-properties draw:stroke="none" svg:stroke-width="0cm" draw:fill="none" draw:fill-color="#ffffff" draw:textarea-vertical-align="top" draw:auto-grow-height="false" fo:min-height="13.862cm" fo:padding-top="0.125cm" fo:padding-bottom="0.125cm" fo:padding-left="0.25cm" fo:padding-right="0.25cm" fo:wrap-option="wrap"/>
    </style:style>
    <style:style style:name="Mpr3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4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число&gt;</text:page-number></text:p>
        </draw:text-box>
      </draw:frame>
    </style:handout-master>
    <style:master-page style:name="По_20_подразбиране" style:display-name="По подразбиране" style:page-layout-name="PM1" draw:style-name="Mdp1">
      <draw:frame draw:name="Titel 1" presentation:style-name="Mpr1" draw:text-style-name="MP4" draw:layer="backgroundobjects" svg:width="25.247cm" svg:height="4.501cm" svg:x="2.228cm" svg:y="6.525cm" presentation:class="title" presentation:user-transformed="true">
        <draw:text-box>
          <text:p text:style-name="MP3"><text:span text:style-name="MT1">Щракнете, за да редактирате формата на заглавиетоTitelmasterformat durch Klicken bearbeiten</text:span></text:p>
        </draw:text-box>
      </draw:frame>
      <draw:frame draw:name="Datumsplatzhalter 3" presentation:style-name="Mpr2" draw:text-style-name="MP6" draw:layer="backgroundobjects" svg:width="6.93cm" svg:height="1.117cm" svg:x="1.485cm" svg:y="19.467cm" presentation:class="date-time" presentation:user-transformed="true">
        <draw:text-box>
          <text:p text:style-name="MP5"><text:span text:style-name="MT2"><text:date style:data-style-name="D1" text:date-value="2020-02-05">5.2.20</text:date></text:span></text:p>
        </draw:text-box>
      </draw:frame>
      <draw:frame draw:name="Fußzeilenplatzhalter 4" presentation:style-name="Mpr2" draw:text-style-name="MP7" draw:layer="backgroundobjects" svg:width="9.405cm" svg:height="1.117cm" svg:x="10.149cm" svg:y="19.46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6.93cm" svg:height="1.117cm" svg:x="21.288cm" svg:y="19.467cm" presentation:class="page-number" presentation:user-transformed="true">
        <draw:text-box>
          <text:p text:style-name="MP5"><text:span text:style-name="MT2"><text:page-number>&lt;число&gt;</text:page-number></text:span></text:p>
        </draw:text-box>
      </draw:frame>
      <draw:frame presentation:style-name="По_20_подразбиране-outline1" draw:layer="backgroundobjects" svg:width="26.732cm" svg:height="13.861cm" svg:x="1.485cm" svg:y="4.914cm" presentation:class="outline" presentation:placeholder="true">
        <draw:text-box/>
      </draw:frame>
      <presentation:notes style:page-layout-name="PM2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37"/>
    <meta:generator>OpenOffice/4.1.5$Win32 OpenOffice.org_project/415m1$Build-9789</meta:generator>
  </office:meta>
</office:document-meta>
</file>